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216d69" officeooo:paragraph-rsid="00216d69" style:font-size-asian="16pt" style:font-weight-asian="bold" style:font-size-complex="16pt" style:font-weight-complex="bold"/>
    </style:style>
    <style:style style:name="P2" style:family="paragraph" style:parent-style-name="Standard">
      <style:text-properties fo:font-size="12pt" fo:font-weight="normal" officeooo:rsid="00421444" officeooo:paragraph-rsid="00421444" style:font-size-asian="10.5pt" style:font-weight-asian="normal" style:font-size-complex="12pt" style:font-weight-complex="normal"/>
    </style:style>
    <style:style style:name="P3" style:family="paragraph" style:parent-style-name="Standard">
      <style:text-properties fo:font-size="12pt" fo:font-weight="normal" officeooo:rsid="002551e8" officeooo:paragraph-rsid="0044a457" style:font-size-asian="10.5pt" style:font-weight-asian="normal" style:font-size-complex="12pt" style:font-weight-complex="normal"/>
    </style:style>
    <style:style style:name="P4" style:family="paragraph" style:parent-style-name="Standard">
      <style:text-properties fo:font-size="12pt" fo:font-weight="normal" officeooo:rsid="0058a411" officeooo:paragraph-rsid="0047e89b" style:font-size-asian="10.5pt" style:font-weight-asian="normal" style:font-size-complex="12pt" style:font-weight-complex="normal"/>
    </style:style>
    <style:style style:name="P5" style:family="paragraph" style:parent-style-name="Standard">
      <style:text-properties fo:font-size="12pt" fo:font-weight="normal" officeooo:rsid="0058a411" officeooo:paragraph-rsid="006af07b" style:font-size-asian="10.5pt" style:font-weight-asian="normal" style:font-size-complex="12pt" style:font-weight-complex="normal"/>
    </style:style>
    <style:style style:name="P6" style:family="paragraph" style:parent-style-name="Standard">
      <style:text-properties fo:font-size="12pt" fo:font-weight="normal" officeooo:rsid="005c0383" officeooo:paragraph-rsid="0047e89b" style:font-size-asian="10.5pt" style:font-weight-asian="normal" style:font-size-complex="12pt" style:font-weight-complex="normal"/>
    </style:style>
    <style:style style:name="P7" style:family="paragraph" style:parent-style-name="Standard">
      <style:text-properties fo:font-size="12pt" fo:font-weight="normal" officeooo:rsid="005c0383" officeooo:paragraph-rsid="006ed9b7" style:font-size-asian="10.5pt" style:font-weight-asian="normal" style:font-size-complex="12pt" style:font-weight-complex="normal"/>
    </style:style>
    <style:style style:name="P8" style:family="paragraph" style:parent-style-name="Standard">
      <style:text-properties fo:font-size="12pt" fo:font-weight="normal" officeooo:rsid="0060de68" officeooo:paragraph-rsid="0060de68" style:font-size-asian="10.5pt" style:font-weight-asian="normal" style:font-size-complex="12pt" style:font-weight-complex="normal"/>
    </style:style>
    <style:style style:name="P9" style:family="paragraph" style:parent-style-name="Standard">
      <style:text-properties fo:font-size="12pt" fo:font-weight="normal" officeooo:rsid="0061d32b" officeooo:paragraph-rsid="0061d32b" style:font-size-asian="10.5pt" style:font-weight-asian="normal" style:font-size-complex="12pt" style:font-weight-complex="normal"/>
    </style:style>
    <style:style style:name="P10" style:family="paragraph" style:parent-style-name="Standard">
      <style:text-properties fo:font-size="12pt" fo:font-weight="normal" officeooo:rsid="0062cca1" officeooo:paragraph-rsid="0062cca1" style:font-size-asian="10.5pt" style:font-weight-asian="normal" style:font-size-complex="12pt" style:font-weight-complex="normal"/>
    </style:style>
    <style:style style:name="P11" style:family="paragraph" style:parent-style-name="Standard">
      <style:text-properties fo:font-size="12pt" fo:font-weight="normal" officeooo:rsid="00639f2f" officeooo:paragraph-rsid="00639f2f" style:font-size-asian="10.5pt" style:font-weight-asian="normal" style:font-size-complex="12pt" style:font-weight-complex="normal"/>
    </style:style>
    <style:style style:name="P12" style:family="paragraph" style:parent-style-name="Standard">
      <style:text-properties fo:font-size="12pt" fo:font-weight="normal" officeooo:rsid="0066b3f4" officeooo:paragraph-rsid="0066b3f4" style:font-size-asian="10.5pt" style:font-weight-asian="normal" style:font-size-complex="12pt" style:font-weight-complex="normal"/>
    </style:style>
    <style:style style:name="P13" style:family="paragraph" style:parent-style-name="Standard">
      <style:text-properties fo:font-size="12pt" fo:font-weight="normal" officeooo:rsid="00672b6f" officeooo:paragraph-rsid="00672b6f" style:font-size-asian="10.5pt" style:font-weight-asian="normal" style:font-size-complex="12pt" style:font-weight-complex="normal"/>
    </style:style>
    <style:style style:name="P14" style:family="paragraph" style:parent-style-name="Standard">
      <style:text-properties fo:font-size="12pt" fo:font-weight="normal" officeooo:rsid="006af07b" officeooo:paragraph-rsid="006af07b" style:font-size-asian="10.5pt" style:font-weight-asian="normal" style:font-size-complex="12pt" style:font-weight-complex="normal"/>
    </style:style>
    <style:style style:name="P15" style:family="paragraph" style:parent-style-name="Standard">
      <style:text-properties fo:font-size="12pt" fo:font-weight="normal" officeooo:rsid="006d5d52" officeooo:paragraph-rsid="006d5d52" style:font-size-asian="10.5pt" style:font-weight-asian="normal" style:font-size-complex="12pt" style:font-weight-complex="normal"/>
    </style:style>
    <style:style style:name="P16" style:family="paragraph" style:parent-style-name="Standard">
      <style:text-properties fo:font-variant="normal" fo:text-transform="none" fo:color="#24292e" loext:opacity="100%" style:font-name="apple-system" fo:font-size="10.5pt" fo:letter-spacing="normal" fo:font-style="normal" fo:font-weight="normal" officeooo:rsid="00421444" officeooo:paragraph-rsid="0027a328" style:font-size-asian="10.5pt" style:font-weight-asian="normal" style:font-size-complex="12pt" style:font-weight-complex="normal"/>
    </style:style>
    <style:style style:name="P17" style:family="paragraph" style:parent-style-name="Standard">
      <style:text-properties fo:font-variant="normal" fo:text-transform="none" fo:color="#24292e" loext:opacity="100%" style:font-name="apple-system" fo:font-size="10.5pt" fo:letter-spacing="normal" fo:font-style="normal" fo:font-weight="normal" officeooo:rsid="005c0383" officeooo:paragraph-rsid="005c0383" style:font-size-asian="10.5pt" style:font-weight-asian="normal" style:font-size-complex="12pt" style:font-weight-complex="normal"/>
    </style:style>
    <style:style style:name="P18" style:family="paragraph" style:parent-style-name="Standard">
      <style:text-properties fo:font-variant="normal" fo:text-transform="none" fo:color="#24292e" loext:opacity="100%" style:font-name="apple-system" fo:font-size="10.5pt" fo:letter-spacing="normal" fo:font-style="normal" fo:font-weight="normal" officeooo:rsid="005ee448" officeooo:paragraph-rsid="005ee448" style:font-size-asian="10.5pt" style:font-weight-asian="normal" style:font-size-complex="12pt" style:font-weight-complex="normal"/>
    </style:style>
    <style:style style:name="P19" style:family="paragraph" style:parent-style-name="Standard">
      <style:text-properties style:font-name="P052" fo:font-size="12pt" fo:font-weight="normal" officeooo:rsid="0062cca1" officeooo:paragraph-rsid="0062cca1" style:font-size-asian="10.5pt" style:font-weight-asian="normal" style:font-size-complex="12pt" style:font-weight-complex="normal"/>
    </style:style>
    <style:style style:name="P20" style:family="paragraph" style:parent-style-name="Standard">
      <style:text-properties style:font-name="P052" fo:font-size="12pt" fo:font-weight="normal" officeooo:rsid="006922ea" officeooo:paragraph-rsid="006922ea" style:font-size-asian="10.5pt" style:font-weight-asian="normal" style:font-size-complex="12pt" style:font-weight-complex="normal"/>
    </style:style>
    <style:style style:name="T1" style:family="text">
      <style:text-properties style:font-name="P052"/>
    </style:style>
    <style:style style:name="T2" style:family="text">
      <style:text-properties style:font-name="P052" officeooo:rsid="00535ee5"/>
    </style:style>
    <style:style style:name="T3" style:family="text">
      <style:text-properties style:font-name="P052" officeooo:rsid="0060de68"/>
    </style:style>
    <style:style style:name="T4" style:family="text">
      <style:text-properties style:font-name="P052" officeooo:rsid="0061d32b"/>
    </style:style>
    <style:style style:name="T5" style:family="text">
      <style:text-properties style:font-name="P052" officeooo:rsid="0062cca1"/>
    </style:style>
    <style:style style:name="T6" style:family="text">
      <style:text-properties style:font-name="P052" officeooo:rsid="00639f2f"/>
    </style:style>
    <style:style style:name="T7" style:family="text">
      <style:text-properties style:font-name="P052" officeooo:rsid="0066b3f4"/>
    </style:style>
    <style:style style:name="T8" style:family="text">
      <style:text-properties style:font-name="P052" officeooo:rsid="006922ea"/>
    </style:style>
    <style:style style:name="T9" style:family="text">
      <style:text-properties style:font-name="P052" officeooo:rsid="006af07b"/>
    </style:style>
    <style:style style:name="T10" style:family="text">
      <style:text-properties style:font-name="P052" officeooo:rsid="006b54a2"/>
    </style:style>
    <style:style style:name="T11" style:family="text">
      <style:text-properties style:font-name="P052" officeooo:rsid="006d34cf"/>
    </style:style>
    <style:style style:name="T12" style:family="text">
      <style:text-properties style:font-name="P052" officeooo:rsid="006d5d52"/>
    </style:style>
    <style:style style:name="T13" style:family="text">
      <style:text-properties style:font-name="P052" officeooo:rsid="006e3ffb"/>
    </style:style>
    <style:style style:name="T14" style:family="text">
      <style:text-properties style:font-name="P052" officeooo:rsid="006e6d66"/>
    </style:style>
    <style:style style:name="T15" style:family="text">
      <style:text-properties style:font-name="P052" officeooo:rsid="006ed9b7"/>
    </style:style>
    <style:style style:name="T16" style:family="text">
      <style:text-properties officeooo:rsid="006af0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text:p>
      <text:p text:style-name="P3"/>
      <text:p text:style-name="P17">mettre des effets de sympaticus dans le lien de base</text:p>
      <text:p text:style-name="P16"/>
      <text:p text:style-name="P16"/>
      <text:p text:style-name="P16"/>
      <text:p text:style-name="P18">entâmée</text:p>
      <text:p text:style-name="P18"/>
      <text:p text:style-name="P16"/>
      <text:p text:style-name="P16"/>
      <text:p text:style-name="P16"/>
      <text:p text:style-name="P16"/>
      <text:p text:style-name="P2"/>
      <text:p text:style-name="P5"><text:span text:style-name="T2">Rites : </text:span><text:span text:style-name="T5">C</text:span><text:span text:style-name="T2">et arcane </text:span><text:span text:style-name="T3">est constitué de rites individuels. Tout rite peut être acheté indépendamment sans qu’il ne soit nécessaire d’acheter un rite précédent. </text:span></text:p>
      <text:p text:style-name="P5"><text:span text:style-name="T3"/></text:p>
      <text:p text:style-name="P5"><text:span text:style-name="T9">Ciblage : </text:span><text:span text:style-name="T3">La théurgie est plus rigide que le psi : il est impossible à un théurge d’étendre la portée, la durée </text:span><text:span text:style-name="T10">ou le nombre de cibles </text:span><text:span text:style-name="T3">d’un rite, sauf si celui-ci est effectué en rituel de groupe (voir plus loin), en échange les rites tendent à être un peu plus généreux sur ces </text:span><text:span text:style-name="T10">élements</text:span><text:span text:style-name="T3"> que les pouvoirs psi.</text:span></text:p>
      <text:p text:style-name="P5"><text:span text:style-name="T3"/></text:p>
      <text:p text:style-name="P14"><text:span text:style-name="T3">R</text:span><text:span text:style-name="T1">ituels de groupe : </text:span><text:span text:style-name="T10">Ceux-ci constituent le seul moyen de modifier la portée, la durée ou le nombre de cibles d’un rite de théurgie. Si tous les participants ne proviennent pas de la même secte, chacun doit obtenir un incrément de plus sur son jet d’activation du fait des différences liturgiques.</text:span></text:p>
      <text:p text:style-name="P4"><text:span text:style-name="T3"/></text:p>
      <text:p text:style-name="P8"><text:span text:style-name="T1">Composantes : </text:span><text:span text:style-name="T5">C</text:span><text:span text:style-name="T1">haque rite est assorti de composantes devant être effectuées </text:span><text:span text:style-name="T4">durant l’activation du rite. Ces composantes sont de trois types :</text:span></text:p>
      <text:p text:style-name="P9"><text:span text:style-name="T1">Liturgie : </text:span><text:span text:style-name="T5">U</text:span><text:span text:style-name="T1">ne incantation doit être prononcée, certains rites nécessitent de longues oraisons, d’autres une simple </text:span><text:span text:style-name="T5">louange.</text:span></text:p>
      <text:p text:style-name="P10"><text:span text:style-name="T1">Gestes : Des symboles et signes doivent être tracés dans les airs ou sur l’objet du rituel. Ce peut être une simple croix ou une rune complexe.</text:span></text:p>
      <text:p text:style-name="P10"><text:span text:style-name="T1">Prière : Le prêtre doit méditer pour le rite. Ce peut être un bref moment de concentration ou une trance de plusieurs heures.</text:span></text:p>
      <text:p text:style-name="P10"><text:span text:style-name="T1"/></text:p>
      <text:p text:style-name="P19">À chaque composante peut être substitué un incrément obligatoire sur le jet d’activation.</text:p>
      <text:p text:style-name="P10"><text:span text:style-name="T1"/></text:p>
      <text:p text:style-name="P10"><text:span text:style-name="T1">Ornements sacerdotaux : </text:span><text:span text:style-name="T7">L</text:span><text:span text:style-name="T6">e fait de disposer d’un ornement adapté accorde un bonus de </text:span><text:span text:style-name="T8">+</text:span><text:span text:style-name="T6">5 au prêtre sur son jet d’activation. Chaque ornement est associé à un type de rite particulier et n’accorde aucun bonus pour un autre.</text:span></text:p>
      <text:p text:style-name="P11"><text:span text:style-name="T1">Mitre (</text:span><text:span text:style-name="T7">prêtre de rang 4+ uniquement) : Rites de sagesse (révélation divine, langues de Babel etc.).</text:span></text:p>
      <text:p text:style-name="P12"><text:span text:style-name="T1">Crosse </text:span><text:span text:style-name="T6">(</text:span><text:span text:style-name="T1">prêtre de rang 4+ uniquement) : Rites de commandement (Liturgie de la dévotion etc.).</text:span></text:p>
      <text:p text:style-name="P12"><text:span text:style-name="T1">Soutane : Rites de protection (armure du Pancréateur etc.).</text:span></text:p>
      <text:p text:style-name="P12"><text:span text:style-name="T1">Encensoir : Rites de purification (purification, consécration etc.).</text:span></text:p>
      <text:p text:style-name="P12"><text:span text:style-name="T1">Croix du portail : Rites d’éviction (dissipation des ténèbres, gloire divine etc.).</text:span></text:p>
      <text:p text:style-name="P12"><text:span text:style-name="T1">Eau bénite : Rites de guérison (apposition des mains, main secourable de sainte Amalthée etc.).</text:span></text:p>
      <text:p text:style-name="P12"><text:span text:style-name="T1">Chapelet : Rites de concentration (assignation de vertueuse pénitence, juste courroux etc.).</text:span></text:p>
      <text:p text:style-name="P12"><text:span text:style-name="T1"/></text:p>
      <text:p text:style-name="P13"><text:span text:style-name="T1">Les ornements sacerdotaux doivent être proprement préparés par les rites </text:span><text:span text:style-name="T8">s</text:span><text:span text:style-name="T1">anctification ou consécration.</text:span></text:p>
      <text:p text:style-name="P12"><text:soft-page-break/><text:span text:style-name="T1"/></text:p>
      <text:p text:style-name="P13"><text:span text:style-name="T7">R</text:span><text:span text:style-name="T1">eliques : </text:span><text:span text:style-name="T8">Les reliques authentiques peuvent offrir à leur possesseur l’un des bénéfices qui suivent.</text:span></text:p>
      <text:p text:style-name="P20">Reliquaire d’anima : Contient jusqu’à trois points d’anima (déposés volontairement par un théurge via un rite réussissant automatiquement). Un théurge peut en extraire en réussissant un jet moyen de théurgie (au rythme de un plus un par incrément à chaque tentative), ce jet compte pour une action. Une telle relique est créée par le rite investiture.</text:p>
      <text:p text:style-name="P20">Objet miraculeux : La relique contient un ou plusieurs rites de théurgie utilisables par son porteur comme si il les connaissaient.</text:p>
      <text:p text:style-name="P20">Article de foi : La relique fournit un bonus de +5 à son porteur lorsqu’il tente d’<text:span text:style-name="T16">a</text:span>ctiver un rite spécifique. Une telle relique est créée par le rite sanctification.</text:p>
      <text:p text:style-name="P8"><text:span text:style-name="T4"/></text:p>
      <text:p text:style-name="P4"><text:span text:style-name="T3"/></text:p>
      <text:p text:style-name="P4"><text:span text:style-name="T11"/></text:p>
      <text:p text:style-name="P4"><text:span text:style-name="T2">Exemples de stigmates :</text:span></text:p>
      <text:p text:style-name="P4"><text:span text:style-name="T2">Adversaire : l'hubris</text:span></text:p>
      <text:p text:style-name="P4"><text:span text:style-name="T2"/></text:p>
      <text:p text:style-name="P4"><text:span text:style-name="T2">hubris est le côté obscur de la théurgie : cette gloire, cet orgueil que ressent le théurge, </text:span><text:span text:style-name="T12">cette part de lui qui se pense supérieur aux hommes. </text:span><text:span text:style-name="T13">La théurgie ne peut s’exercer que dans les règles stricte de la doctrine de l’Église auxquelles le théurge a accepté d’obéir et en lesquelles il doit croire de tout son cœur. En faire fi parce que ses intentions sont pures, parce que c’est plus pratique ou parce que l’on se sent au-dessus de ces règles mesquines, c’est ouvrir la voie à l’hubris</text:span><text:span text:style-name="T12">. Laissée hors de contrôle, l’hubris devient une force destructrice.</text:span></text:p>
      <text:p text:style-name="P4"><text:span text:style-name="T12"/></text:p>
      <text:p text:style-name="P15"><text:span text:style-name="T12">E</text:span><text:span text:style-name="T1">ffets : l’hubris est constamment actif. Lorsqu’un rang d’hubris est acquis, le pouvoir de même rang produit ses effets en permanence.</text:span></text:p>
      <text:p text:style-name="P6"><text:span text:style-name="T1"/></text:p>
      <text:p text:style-name="P6"><text:span text:style-name="T1">Transgressions : un </text:span><text:span text:style-name="T14">théurge</text:span><text:span text:style-name="T1"> gagne des points de transgression en </text:span><text:span text:style-name="T14">ne respectant pas les dogmes de l’Église et en manquant de piété</text:span><text:span text:style-name="T1"> :</text:span></text:p>
      <text:p text:style-name="P6"><text:span text:style-name="T1">• refuser un sacrement ;</text:span></text:p>
      <text:p text:style-name="P6"><text:span text:style-name="T1">• ne pas se confesser pendant plus d’un mois ;</text:span></text:p>
      <text:p text:style-name="P7"><text:span text:style-name="T1">• subir la réprobation ou l’excommunication ;</text:span></text:p>
      <text:p text:style-name="P7"><text:span text:style-name="T1">• prêcher une doctrine déviante ;</text:span></text:p>
      <text:p text:style-name="P7"><text:span text:style-name="T1">• ne pas se confesser pendant plus d’un mois ;</text:span></text:p>
      <text:p text:style-name="P7"><text:span text:style-name="T1">• utiliser de la tech interdite ;</text:span></text:p>
      <text:p text:style-name="P7"><text:span text:style-name="T1">• être exposé à certains artefacts aliens ou maléfiques ;</text:span></text:p>
      <text:p text:style-name="P7"><text:span text:style-name="T1">• commettre un crime (vol, viol, meurtre) ;</text:span></text:p>
      <text:p text:style-name="P7"><text:span text:style-name="T1">• se rebeller contre sa secte.</text:span></text:p>
      <text:p text:style-name="P6"><text:span text:style-name="T1"/></text:p>
      <text:p text:style-name="P7"><text:span text:style-name="T1">Abjurations : le théurge doit se conduire avec humilité et rechercher sincèrement la pénitence, mais le chemin de retour </text:span><text:span text:style-name="T15">vers la Gr</text:span><text:span text:style-name="T1">âce bafouée </text:span><text:span text:style-name="T15">est difficile.</text:span></text:p>
      <text:p text:style-name="P6"><text:span text:style-name="T1"/></text:p>
      <text:p text:style-name="P6"><text:span text:style-name="T1">• effectuer un pèlerinage ;</text:span></text:p>
      <text:p text:style-name="P6"><text:span text:style-name="T1"/></text:p>
      <text:p text:style-name="P6"><text:span text:style-name="T1"/></text:p>
      <text:p text:style-name="P6"><text:span text:style-name="T1">Pouvoirs de l’</text:span><text:span text:style-name="T12">hubris</text:span></text:p>
      <text:p text:style-name="P6"><text:span text:style-name="T14">Les bêtes voient clair</text:span><text:span text:style-name="T1"> (rang 1) : </text:span><text:span text:style-name="T14">Le</text:span><text:span text:style-name="T1">.</text:span></text:p>
      <text:p text:style-name="P6"><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4T14:01:32.287467471</dc:date>
    <meta:editing-duration>PT4H43M14S</meta:editing-duration>
    <meta:editing-cycles>49</meta:editing-cycles>
    <meta:document-statistic meta:table-count="0" meta:image-count="0" meta:object-count="0" meta:page-count="2" meta:paragraph-count="42" meta:word-count="766" meta:character-count="4581" meta:non-whitespace-character-count="3854"/>
  </office:meta>
</office:document-meta>
</file>